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Regina /Kanoniczka/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Iw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Catharina /Tareka/ alias /Łochy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0" calcext:value-type="float">
            <text:p>1664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Praczvich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Regina /Kanoniczka/ cmeton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3" calcext:value-type="float">
            <text:p>166403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Hade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Dombrowski/ taberna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damus /Panek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Kroy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Regina /Li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508" calcext:value-type="float">
            <text:p>1664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Joannes /Hayduk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snik/ cmeto</text:p>
          </table:table-cell>
          <table:table-cell office:value-type="string" calcext:value-type="string">
            <text:p>Catharina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22" calcext:value-type="float">
            <text:p>166406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Anna /Golesa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Anna uxor ovilionis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mglab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ałak/</text:p>
          </table:table-cell>
          <table:table-cell office:value-type="string" calcext:value-type="string">
            <text:p>Catharina /Michał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Piotrowski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01" calcext:value-type="float">
            <text:p>166409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Uypych/ cmet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Catharina /Piachoa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14" calcext:value-type="float">
            <text:p>1664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21" calcext:value-type="float">
            <text:p>166409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Jakube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młyna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11" calcext:value-type="float">
            <text:p>166410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pauper</text:p>
          </table:table-cell>
          <table:table-cell office:value-type="string" calcext:value-type="string">
            <text:p>Alis /Rudnicki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28" calcext:value-type="float">
            <text:p>166410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123" calcext:value-type="float">
            <text:p>1664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Posdnia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12" calcext:value-type="float">
            <text:p>166412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Thomas /Thoma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21" calcext:value-type="float">
            <text:p>1664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Fi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Lucia /Oleyniczka/ de Międzyles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Lapn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/Dias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Lucia /Olapa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312" calcext:value-type="float">
            <text:p>166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Agnes /Bart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6" calcext:value-type="float">
            <text:p>166504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Catharina /Usma/ de Damasławek</text:p>
          </table:table-cell>
          <table:table-cell/>
          <table:table-cell office:value-type="string" calcext:value-type="string">
            <text:p>it looks to me like the pastor died about here; there are a few scattered entries following that do not contain sufficient information to record a baptis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7" calcext:value-type="float">
            <text:p>16650407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09" calcext:value-type="float">
            <text:p>166508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Dorothe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24" calcext:value-type="float">
            <text:p>1665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damus /O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/Łonzynski/</text:p>
          </table:table-cell>
          <table:table-cell office:value-type="string" calcext:value-type="string">
            <text:p>Anna /Ra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1216" calcext:value-type="float">
            <text:p>1665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 /Por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08" calcext:value-type="float">
            <text:p>16660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Agnes de Dąbrowa uxor Bartholome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10" calcext:value-type="float">
            <text:p>16660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Kaczm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Susanna /Dja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6" calcext:value-type="float">
            <text:p>166601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7" calcext:value-type="float">
            <text:p>16660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Ratay/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damus /Krawicki/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Kubisz/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/Powiatek/ de Nadborowo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19" calcext:value-type="float">
            <text:p>166603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fam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1" calcext:value-type="float">
            <text:p>1666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ovili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8" calcext:value-type="float">
            <text:p>1666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8" calcext:value-type="float">
            <text:p>166604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Dąbrowski/ famulus</text:p>
          </table:table-cell>
          <table:table-cell office:value-type="string" calcext:value-type="string">
            <text:p>Soph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9" calcext:value-type="float">
            <text:p>1666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Jo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2" calcext:value-type="float">
            <text:p>166605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awronski/</text:p>
          </table:table-cell>
          <table:table-cell office:value-type="string" calcext:value-type="string">
            <text:p>Ev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9" calcext:value-type="float">
            <text:p>166605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Waczy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braxator de Śielec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30" calcext:value-type="float">
            <text:p>166605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613" calcext:value-type="float">
            <text:p>166606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 /Wasko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vet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704" calcext:value-type="float">
            <text:p>1666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Kował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17" calcext:value-type="float">
            <text:p>166608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pia/ de Juncewo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0" calcext:value-type="float">
            <text:p>1666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Bona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de Śielec</text:p>
          </table:table-cell>
          <table:table-cell office:value-type="string" calcext:value-type="string">
            <text:p>Regina /Nop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9" calcext:value-type="float">
            <text:p>166608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Piah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14" calcext:value-type="float">
            <text:p>1666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Marianna /Biernacka/ virgo nobilis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26" calcext:value-type="float">
            <text:p>166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icolaus /Piyn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03" calcext:value-type="float">
            <text:p>1666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17" calcext:value-type="float">
            <text:p>1666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Marianna /Biernac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29" calcext:value-type="float">
            <text:p>166611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sephus /Snobał/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Catharina /Bienacka/ hospit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13" calcext:value-type="float">
            <text:p>166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Kow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20" calcext:value-type="float">
            <text:p>16670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rector scholae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225" calcext:value-type="float">
            <text:p>1667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ophil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uxor Simonis vetuli paupe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312" calcext:value-type="float">
            <text:p>1667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/Piech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2" calcext:value-type="float">
            <text:p>166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de Piotrkowice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berius Joannes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 /Nierowska/</text:p>
          </table:table-cell>
          <table:table-cell office:value-type="string" calcext:value-type="string">
            <text:p>Albertus /Cuchnoski/ de Starężyn</text:p>
          </table:table-cell>
          <table:table-cell office:value-type="string" calcext:value-type="string">
            <text:p>Marianna /Borygano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omitted młynarz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25" calcext:value-type="float">
            <text:p>1667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510" calcext:value-type="float">
            <text:p>166705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auriga curiae</text:p>
          </table:table-cell>
          <table:table-cell office:value-type="string" calcext:value-type="string">
            <text:p>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1" calcext:value-type="float">
            <text:p>166708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gnes tabernatrix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8" calcext:value-type="float">
            <text:p>166708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914" calcext:value-type="float">
            <text:p>1667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1016" calcext:value-type="float">
            <text:p>1667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113" calcext:value-type="float">
            <text:p>1667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de Juncewo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204" calcext:value-type="float">
            <text:p>1667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Hedvigis ekemosynaria de Koziels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320" calcext:value-type="float">
            <text:p>166803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chim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Karwowski/ de Nadborowko</text:p>
          </table:table-cell>
          <table:table-cell office:value-type="string" calcext:value-type="string">
            <text:p>Elizabeth /Żberkows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0" calcext:value-type="float">
            <text:p>1668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łganowski/ de Damasławek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5" calcext:value-type="float">
            <text:p>1668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Jarac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Lucia /Jechowa/ nata /Oley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25" calcext:value-type="float">
            <text:p>1668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famulus de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Regina /Dzasik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626" calcext:value-type="float">
            <text:p>16680626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Anna ancilla ex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05" calcext:value-type="float">
            <text:p>166808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Wasko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18" calcext:value-type="float">
            <text:p>166808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mus /Kroiek/ semicolo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rzybysz/ inquilinus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Topol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hristophorus rector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/Iwano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Gregori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Garb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18" calcext:value-type="float">
            <text:p>166809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osnik/ de Wagrowiec</text:p>
          </table:table-cell>
          <table:table-cell office:value-type="string" calcext:value-type="string">
            <text:p>Marianna /Szymanowa/ alias /Dua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4" calcext:value-type="float">
            <text:p>1668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meth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</text:p>
          </table:table-cell>
          <table:table-cell office:value-type="string" calcext:value-type="string">
            <text:p>Agne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7" calcext:value-type="float">
            <text:p>166810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/Iwanowa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An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Sadelczyk/</text:p>
          </table:table-cell>
          <table:table-cell table:style-name="ce2" office:value-type="string" calcext:value-type="string">
            <text:p>Regina /Kanonniczka/ de Międzylesi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112" calcext:value-type="float">
            <text:p>16681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Gracz/</text:p>
          </table:table-cell>
          <table:table-cell office:value-type="string" calcext:value-type="string">
            <text:p>Reg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227" calcext:value-type="float">
            <text:p>1668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90108" calcext:value-type="float">
            <text:p>166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Stanislaus /Malę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rzelski/</text:p>
          </table:table-cell>
          <table:table-cell office:value-type="string" calcext:value-type="string">
            <text:p>/Łoczynska/ de Śielec</text:p>
          </table:table-cell>
          <table:table-cell/>
          <table:table-cell office:value-type="string" calcext:value-type="string">
            <text:p>in domo privata ob debilitatum infantis supranoaty(?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120" calcext:value-type="float">
            <text:p>1669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Lucas /Hajdu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Marianna /Włod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04" calcext:value-type="float">
            <text:p>16690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damus /Kwidziarz/ cmeto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de Międzylesie</text:p>
          </table:table-cell>
          <table:table-cell office:value-type="string" calcext:value-type="string">
            <text:p>Marianna /Cypys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0" calcext:value-type="float">
            <text:p>1669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Dorothe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7" calcext:value-type="float">
            <text:p>166902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famulus in aula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Ev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arzęds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Naczisławski/ de Juncewo</text:p>
          </table:table-cell>
          <table:table-cell office:value-type="string" calcext:value-type="string">
            <text:p>Anna /Łoch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 de Śielec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imon dziad de Juncewo</text:p>
          </table:table-cell>
          <table:table-cell office:value-type="string" calcext:value-type="string">
            <text:p>Regina uxor sar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/Zagrodnik/ de Starężyn</text:p>
          </table:table-cell>
          <table:table-cell office:value-type="string" calcext:value-type="string">
            <text:p>Margaretha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09" calcext:value-type="float">
            <text:p>166906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ibura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Elizabeth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ianus ovilio</text:p>
          </table:table-cell>
          <table:table-cell office:value-type="string" calcext:value-type="string">
            <text:p>Re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07" calcext:value-type="float">
            <text:p>166907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Rein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21" calcext:value-type="float">
            <text:p>166907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04" calcext:value-type="float">
            <text:p>166908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Hei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0" calcext:value-type="float">
            <text:p>1669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ina /Adamowa/ alias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/Gork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Włod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25" calcext:value-type="float">
            <text:p>1669082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lbertus /Kadziel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908" calcext:value-type="float">
            <text:p>166909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regorius /Kaczma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Dąbrowski/</text:p>
          </table:table-cell>
          <table:table-cell office:value-type="string" calcext:value-type="string">
            <text:p>Catharina /M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3" calcext:value-type="float">
            <text:p>166910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Rata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6" calcext:value-type="float">
            <text:p>1669101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aczmarz/ alias /Kozi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Regina /Nad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Catharina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113" calcext:value-type="float">
            <text:p>167001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Dias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202" calcext:value-type="float">
            <text:p>1670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Kanow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2" calcext:value-type="float">
            <text:p>167002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J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uxor sartori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Orzelski/ nobilis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damus /Kroiczyek/</text:p>
          </table:table-cell>
          <table:table-cell office:value-type="string" calcext:value-type="string">
            <text:p>Anna /Bar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Pozdzie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1" calcext:value-type="float">
            <text:p>1670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No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9" calcext:value-type="float">
            <text:p>1670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Dorothea /Molaska/ alias /Woz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20" calcext:value-type="float">
            <text:p>167003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410" calcext:value-type="float">
            <text:p>167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 /Noscz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526" calcext:value-type="float">
            <text:p>167005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Woiciech /Kozielski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421" calcext:value-type="float">
            <text:p>1670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600" calcext:value-type="float">
            <text:p>167006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Anna /Chełmowska/ nobilis marita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701" calcext:value-type="float">
            <text:p>167007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Jucia coctrix ex aula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virgo ex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Poborski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31" calcext:value-type="float">
            <text:p>167008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Dobosek/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Dobosek/ frater eius</text:p>
          </table:table-cell>
          <table:table-cell office:value-type="string" calcext:value-type="string">
            <text:p>Reina /Dobosowna/</text:p>
          </table:table-cell>
          <table:table-cell/>
          <table:table-cell office:value-type="string" calcext:value-type="string">
            <text:p>father's surname based on note that godfather is his bro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907" calcext:value-type="float">
            <text:p>167009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Mielcarz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07" calcext:value-type="float">
            <text:p>167010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 /Kabre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Gwidczy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10" calcext:value-type="float">
            <text:p>167010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Euphemia /Ured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28" calcext:value-type="float">
            <text:p>167010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Stanislaus</text:p>
          </table:table-cell>
          <table:table-cell office:value-type="string" calcext:value-type="string">
            <text:p>Georgius /Złotni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ładislaus /Orzelski/</text:p>
          </table:table-cell>
          <table:table-cell office:value-type="string" calcext:value-type="string">
            <text:p>Catharina /Do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6" calcext:value-type="float">
            <text:p>167011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9" calcext:value-type="float">
            <text:p>167011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sartor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21" calcext:value-type="float">
            <text:p>167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Reina /Dobo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207" calcext:value-type="float">
            <text:p>167012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Garbał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04" calcext:value-type="float">
            <text:p>16710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/Fiedor/</text:p>
          </table:table-cell>
          <table:table-cell office:value-type="string" calcext:value-type="string">
            <text:p>Reina /Owczar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16" calcext:value-type="float">
            <text:p>1671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Banik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08" calcext:value-type="float">
            <text:p>167102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Margaretha /Mni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4" calcext:value-type="float">
            <text:p>1671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oz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8" calcext:value-type="float">
            <text:p>167102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Dorothea /Mola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330" calcext:value-type="float">
            <text:p>167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Albertus /R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łyn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12" calcext:value-type="float">
            <text:p>1671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ophia /Grze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ranlec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508" calcext:value-type="float">
            <text:p>167105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hristina /Wier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01" calcext:value-type="float">
            <text:p>167106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Zagrodni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Iwan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14" calcext:value-type="float">
            <text:p>1671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iekarz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Elizabeth /St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Anastasia virg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Hedvigis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30" calcext:value-type="float">
            <text:p>167106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Zabowski/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12" calcext:value-type="float">
            <text:p>1671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Susanna /W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2" calcext:value-type="float">
            <text:p>1671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Winysek/</text:p>
          </table:table-cell>
          <table:table-cell office:value-type="string" calcext:value-type="string">
            <text:p>Hedvigis /Ha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6" calcext:value-type="float">
            <text:p>167107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auriga</text:p>
          </table:table-cell>
          <table:table-cell office:value-type="string" calcext:value-type="string">
            <text:p>Catharina /Młynar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Dobosczyk/</text:p>
          </table:table-cell>
          <table:table-cell office:value-type="string" calcext:value-type="string">
            <text:p>Reina /Dobos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usann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10" calcext:value-type="float">
            <text:p>167108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Człon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4" calcext:value-type="float">
            <text:p>167108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losanny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sephus ovilio </text:p>
          </table:table-cell>
          <table:table-cell office:value-type="string" calcext:value-type="string">
            <text:p>Reina /Owcz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/Włod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Warsech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Grozek/</text:p>
          </table:table-cell>
          <table:table-cell office:value-type="string" calcext:value-type="string">
            <text:p>Agne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Groerk/</text:p>
          </table:table-cell>
          <table:table-cell office:value-type="string" calcext:value-type="string">
            <text:p>Dorothea /Ml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/Kowal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Mazur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Regina virgo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1" calcext:value-type="float">
            <text:p>1674031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Luci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9" calcext:value-type="float">
            <text:p>167403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Elizabeth /Owczarka/ de Wiewiorc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15" calcext:value-type="float">
            <text:p>167404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Pozdzre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orzowski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2" calcext:value-type="float">
            <text:p>167404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Kaczm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Regina /Janese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9" calcext:value-type="float">
            <text:p>167404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Franciscus /Urbanow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orgius /Żłotnicki/ de Piotrkowice</text:p>
          </table:table-cell>
          <table:table-cell office:value-type="string" calcext:value-type="string">
            <text:p>Anna /Bar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14" calcext:value-type="float">
            <text:p>1674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20" calcext:value-type="float">
            <text:p>167405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Labo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gnes /Kaczmar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720" calcext:value-type="float">
            <text:p>167407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odu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zlizyk/ de Międzylesie</text:p>
          </table:table-cell>
          <table:table-cell office:value-type="string" calcext:value-type="string">
            <text:p>Margareth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2" calcext:value-type="float">
            <text:p>1674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ogoros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7" calcext:value-type="float">
            <text:p>167408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ozol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10" calcext:value-type="float">
            <text:p>167408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Petrus /Pozdsees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907" calcext:value-type="float">
            <text:p>167409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ob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09" calcext:value-type="float">
            <text:p>167410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Docs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16" calcext:value-type="float">
            <text:p>167410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06" calcext:value-type="float">
            <text:p>16741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Vobanowski/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28" calcext:value-type="float">
            <text:p>167411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Regina mater famili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217" calcext:value-type="float">
            <text:p>1674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parobek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316" calcext:value-type="float">
            <text:p>167503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Pawel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Valentinus braxator de Śielec</text:p>
          </table:table-cell>
          <table:table-cell office:value-type="string" calcext:value-type="string">
            <text:p>Margareth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506" calcext:value-type="float">
            <text:p>167505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Kartmar/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Sophia /Grze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602" calcext:value-type="float">
            <text:p>167506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718" calcext:value-type="float">
            <text:p>167507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nna /Cieslin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2" calcext:value-type="float">
            <text:p>1675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icolaus parobek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Hedvigis /Krez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02" calcext:value-type="float">
            <text:p>1675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Margaretha /Junc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22" calcext:value-type="float">
            <text:p>167509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ophia /Hłodlewna/</text:p>
          </table:table-cell>
          <table:table-cell office:value-type="string" calcext:value-type="string">
            <text:p>Jacob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0930" calcext:value-type="float">
            <text:p>167509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Regina /Krezob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13" calcext:value-type="float">
            <text:p>167510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Valentinus molito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Wapna/ molitor</text:p>
          </table:table-cell>
          <table:table-cell office:value-type="string" calcext:value-type="string">
            <text:p>Cathar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sartor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Pras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Dorothea /Kusm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komornik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Wiesni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24" calcext:value-type="float">
            <text:p>1675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Wo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Agnes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19" calcext:value-type="float">
            <text:p>16760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auriga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Joannes /Przystowski/ famulus</text:p>
          </table:table-cell>
          <table:table-cell office:value-type="string" calcext:value-type="string">
            <text:p>Luci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26" calcext:value-type="float">
            <text:p>167601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inquili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02" calcext:value-type="float">
            <text:p>1676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fabrifaber de Obiecanowo</text:p>
          </table:table-cell>
          <table:table-cell office:value-type="string" calcext:value-type="string">
            <text:p>Hedvigis /Owczarka/ star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Ciesle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rska/</text:p>
          </table:table-cell>
          <table:table-cell office:value-type="string" calcext:value-type="string">
            <text:p>Hedvigis /Krezs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15" calcext:value-type="float">
            <text:p>167603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Catharina uxor sartor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as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Catharina /Musat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uxor pas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7" calcext:value-type="float">
            <text:p>167603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Susann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429" calcext:value-type="float">
            <text:p>167604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ucas /Kroykono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łowicki/</text:p>
          </table:table-cell>
          <table:table-cell office:value-type="string" calcext:value-type="string">
            <text:p>Dorothea /Alb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625" calcext:value-type="float">
            <text:p>167606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Wysoc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Rosmowski/</text:p>
          </table:table-cell>
          <table:table-cell office:value-type="string" calcext:value-type="string">
            <text:p>Marianna /Ż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9" calcext:value-type="float">
            <text:p>339</text:p>
          </table:table-cell>
          <table:table-cell office:value-type="float" office:value="16800903" calcext:value-type="float">
            <text:p>168009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501" calcext:value-type="float">
            <text:p>1684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</text:p>
          </table:table-cell>
          <table:table-cell office:value-type="string" calcext:value-type="string">
            <text:p>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810" calcext:value-type="float">
            <text:p>168408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rolus /Hismicki/</text:p>
          </table:table-cell>
          <table:table-cell office:value-type="string" calcext:value-type="string">
            <text:p>Anna /Urb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60214" calcext:value-type="float">
            <text:p>168602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Josephus</text:p>
          </table:table-cell>
          <table:table-cell office:value-type="string" calcext:value-type="string">
            <text:p>Franciscus /Urban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Zabrowski/ de Damasławek</text:p>
          </table:table-cell>
          <table:table-cell office:value-type="string" calcext:value-type="string">
            <text:p>/Kuczkowska/ soror /Urban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03" calcext:value-type="float">
            <text:p>168805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16" calcext:value-type="float">
            <text:p>168805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Łacka/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Barbara /Kowal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Bud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Regina mat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0" calcext:value-type="float">
            <text:p>1692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Gertrud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7" calcext:value-type="float">
            <text:p>1692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40401" calcext:value-type="float">
            <text:p>1694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Kowal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molendinarius de Śielec</text:p>
          </table:table-cell>
          <table:table-cell office:value-type="string" calcext:value-type="string">
            <text:p>Regin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Żłotn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25" calcext:value-type="float">
            <text:p>1696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ulietski/</text:p>
          </table:table-cell>
          <table:table-cell office:value-type="string" calcext:value-type="string">
            <text:p>Anna /Zurkown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0" calcext:value-type="float">
            <text:p>16960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Przygod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ble /Diusek/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5" calcext:value-type="float">
            <text:p>1696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Arm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Agne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Nowak/ de Dąbrowa</text:p>
          </table:table-cell>
          <table:table-cell office:value-type="string" calcext:value-type="string">
            <text:p>Agnes /Srach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as sartor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13" calcext:value-type="float">
            <text:p>169603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25" calcext:value-type="float">
            <text:p>1696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fabe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30" calcext:value-type="float">
            <text:p>169604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Wijuc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Ta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Niclos/ baccalaureus ecclesiae huius</text:p>
          </table:table-cell>
          <table:table-cell office:value-type="string" calcext:value-type="string">
            <text:p>Regina /Ciesl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Albert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/Lieciecki/ nobilis</text:p>
          </table:table-cell>
          <table:table-cell office:value-type="string" calcext:value-type="string">
            <text:p>Barbara /Żłot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516" calcext:value-type="float">
            <text:p>169605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simirus /Gwid/ cmeto de Juncewo</text:p>
          </table:table-cell>
          <table:table-cell office:value-type="string" calcext:value-type="string">
            <text:p>Francisca uxor ferr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ebastianus /Garbal/</text:p>
          </table:table-cell>
          <table:table-cell office:value-type="string" calcext:value-type="string">
            <text:p>Eva /Herduczu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/Oleyni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Żłotnicki/</text:p>
          </table:table-cell>
          <table:table-cell office:value-type="string" calcext:value-type="string">
            <text:p>/Żal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3" calcext:value-type="float">
            <text:p>1696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Rolira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Margonski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ranciscus /Jozdzi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Francisc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4" calcext:value-type="float">
            <text:p>169607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Haydi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ominicus /Czepronicz/ de Juncewo</text:p>
          </table:table-cell>
          <table:table-cell office:value-type="string" calcext:value-type="string">
            <text:p>Agnes /Czy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9" calcext:value-type="float">
            <text:p>169607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Buzyc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Niclos/</text:p>
          </table:table-cell>
          <table:table-cell office:value-type="string" calcext:value-type="string">
            <text:p>Anna /Rolirac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812" calcext:value-type="float">
            <text:p>169608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Luzepczyk/ de Damasławek</text:p>
          </table:table-cell>
          <table:table-cell office:value-type="string" calcext:value-type="string">
            <text:p>Anna /Wociech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916" calcext:value-type="float">
            <text:p>169609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Marianna /Mielcarzynka/</text:p>
          </table:table-cell>
          <table:table-cell office:value-type="string" calcext:value-type="string">
            <text:p>Joannes /Owczarek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3" calcext:value-type="float">
            <text:p>169609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 aurig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rianus auriga</text:p>
          </table:table-cell>
          <table:table-cell office:value-type="string" calcext:value-type="string">
            <text:p>Regina /Wlodarzewna/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6" calcext:value-type="float">
            <text:p>1696092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/Kroiek/ illegitimate</text:p>
          </table:table-cell>
          <table:table-cell office:value-type="string" calcext:value-type="string">
            <text:p>Sophi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30" calcext:value-type="float">
            <text:p>169609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ieszielczy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/Piechola/ cmeto</text:p>
          </table:table-cell>
          <table:table-cell office:value-type="string" calcext:value-type="string">
            <text:p>Regina /Chade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2" calcext:value-type="float">
            <text:p>169610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tephan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Regina virgo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4" calcext:value-type="float">
            <text:p>1696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/ de Międzylesie</text:p>
          </table:table-cell>
          <table:table-cell office:value-type="string" calcext:value-type="string">
            <text:p>Dorothea sartor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6" calcext:value-type="float">
            <text:p>169610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20" calcext:value-type="float">
            <text:p>169610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minicus /Czopkowic/ paup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Niclos/ cantor de Juncewo</text:p>
          </table:table-cell>
          <table:table-cell office:value-type="string" calcext:value-type="string">
            <text:p>Euphemi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31" calcext:value-type="float">
            <text:p>169610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Mari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0" calcext:value-type="float">
            <text:p>1696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Jonc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Catharina /Owczarka/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1" calcext:value-type="float">
            <text:p>169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Valentinus /Niestraszeski/</text:p>
          </table:table-cell>
          <table:table-cell office:value-type="string" calcext:value-type="string">
            <text:p>Fimia de Śielec</text:p>
          </table:table-cell>
          <table:table-cell/>
          <table:table-cell office:value-type="string" calcext:value-type="string">
            <text:p>i suspect Fimia is Euphem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27" calcext:value-type="float">
            <text:p>169611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Ciżinski/</text:p>
          </table:table-cell>
          <table:table-cell office:value-type="string" calcext:value-type="string">
            <text:p>Catharina /Ore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aurentius molit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/Fredrich/ sartor</text:p>
          </table:table-cell>
          <table:table-cell office:value-type="string" calcext:value-type="string">
            <text:p>Barbara /Nieszw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al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4" calcext:value-type="float">
            <text:p>1697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Roliradczyk/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9" calcext:value-type="float">
            <text:p>16970309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Valentinus /Spi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auriga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kotar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Nicolaus /Pląskoski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5" calcext:value-type="float">
            <text:p>169703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Czaprag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Ev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00" calcext:value-type="float">
            <text:p>169704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ebastian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Marianna /Bon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14" calcext:value-type="float">
            <text:p>169704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Orzęrk/</text:p>
          </table:table-cell>
          <table:table-cell office:value-type="string" calcext:value-type="string">
            <text:p>Hedvigis /Janie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526" calcext:value-type="float">
            <text:p>169705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1" calcext:value-type="float">
            <text:p>1697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Veclaw/</text:p>
          </table:table-cell>
          <table:table-cell office:value-type="string" calcext:value-type="string">
            <text:p>Regina /Ku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7" calcext:value-type="float">
            <text:p>169707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03" calcext:value-type="float">
            <text:p>1697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Veclaw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5" calcext:value-type="float">
            <text:p>1697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8" calcext:value-type="float">
            <text:p>1697081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Karp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Wałdowski/ dominus</text:p>
          </table:table-cell>
          <table:table-cell office:value-type="string" calcext:value-type="string">
            <text:p>Hedvigis /Chmieli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1" calcext:value-type="float">
            <text:p>169709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Putrol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Catharina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6" calcext:value-type="float">
            <text:p>169709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15" calcext:value-type="float">
            <text:p>1697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yna /Sładarz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2" calcext:value-type="float">
            <text:p>1697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Słedarczy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Catharina ancilla a Roch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9" calcext:value-type="float">
            <text:p>1697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rector</text:p>
          </table:table-cell>
          <table:table-cell office:value-type="string" calcext:value-type="string">
            <text:p>Ev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06" calcext:value-type="float">
            <text:p>1697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wetoslaus /Tomicki/ haeres de Śielec</text:p>
          </table:table-cell>
          <table:table-cell office:value-type="string" calcext:value-type="string">
            <text:p>Hedvigis /Modliszewska/ haerediss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Rosta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Catharina /Szyma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0" calcext:value-type="float">
            <text:p>169711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us famulus ex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4" calcext:value-type="float">
            <text:p>16971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ovilio de Piotrkowice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7" calcext:value-type="float">
            <text:p>169711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aurentius /Domagała/ cmeto de Juncewo</text:p>
          </table:table-cell>
          <table:table-cell office:value-type="string" calcext:value-type="string">
            <text:p>Marianna /Cętkowska/ virgo nobilis serviens in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4" calcext:value-type="float">
            <text:p>1697112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cmeto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Fredericus /Jaych/ sartor adolescens</text:p>
          </table:table-cell>
          <table:table-cell office:value-type="string" calcext:value-type="string">
            <text:p>Anna /Baksowna/ virgo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5" calcext:value-type="float">
            <text:p>16971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Dominicus de Juncewo</text:p>
          </table:table-cell>
          <table:table-cell office:value-type="string" calcext:value-type="string">
            <text:p>Rey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201" calcext:value-type="float">
            <text:p>169712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aulicus de Starężyn</text:p>
          </table:table-cell>
          <table:table-cell office:value-type="string" calcext:value-type="string">
            <text:p>Agnes /Kwasniewska/ virgo nobilis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3" calcext:value-type="float">
            <text:p>1698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propinator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4" calcext:value-type="float">
            <text:p>1698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Catharina /Gosci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300" calcext:value-type="float">
            <text:p>169803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Thomas /We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Eva /Roch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05" calcext:value-type="float">
            <text:p>169804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Barbara /Ra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braxator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ay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0" calcext:value-type="float">
            <text:p>169804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 consors moli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5" calcext:value-type="float">
            <text:p>1698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minicus mendi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adolescens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629" calcext:value-type="float">
            <text:p>1698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Bogomil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Christophorus /Raczynski/</text:p>
          </table:table-cell>
          <table:table-cell office:value-type="string" calcext:value-type="string">
            <text:p>Sophia /Rurcza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03" calcext:value-type="float">
            <text:p>1698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Zełecz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ielc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24" calcext:value-type="float">
            <text:p>169808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Dorothea /Barown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920" calcext:value-type="float">
            <text:p>169809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1014" calcext:value-type="float">
            <text:p>169810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9680409" calcext:value-type="float">
            <text:p>196804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arek/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Stanislaus /Kotalkowski/ nobilis</text:p>
          </table:table-cell>
          <table:table-cell office:value-type="string" calcext:value-type="string">
            <text:p>Eva /Rochown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026" calcext:value-type="float">
            <text:p>169810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lign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Anna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111" calcext:value-type="float">
            <text:p>1698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choł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egina /Had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Barbara /Kozł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14" calcext:value-type="float">
            <text:p>1699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consors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22" calcext:value-type="float">
            <text:p>169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Anna /Bak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1" calcext:value-type="float">
            <text:p>169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8" calcext:value-type="float">
            <text:p>169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Hader/</text:p>
          </table:table-cell>
          <table:table-cell office:value-type="string" calcext:value-type="string">
            <text:p>Catharina /Malio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15" calcext:value-type="float">
            <text:p>169903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pas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Cathari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22" calcext:value-type="float">
            <text:p>169903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Eva /Ro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09" calcext:value-type="float">
            <text:p>169904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tanislaus /Niklos/</text:p>
          </table:table-cell>
          <table:table-cell office:value-type="string" calcext:value-type="string">
            <text:p>Regina /Zakom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0" calcext:value-type="float">
            <text:p>169904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n /Kruczkowski/ miles</text:p>
          </table:table-cell>
          <table:table-cell office:value-type="string" calcext:value-type="string">
            <text:p>Marianna /Sęd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615" calcext:value-type="float">
            <text:p>1699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705" calcext:value-type="float">
            <text:p>169907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Marianna /Harmacin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40025" calcext:value-type="float">
            <text:p>169400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2" calcext:value-type="float">
            <text:p>1699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/Ureda/ famulus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3" calcext:value-type="float">
            <text:p>1699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An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26" calcext:value-type="float">
            <text:p>169907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/Owczarz/ de Międzylesie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15" calcext:value-type="float">
            <text:p>1699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Mudn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Hedvigis /Jac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23" calcext:value-type="float">
            <text:p>169908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 Teressa</text:p>
          </table:table-cell>
          <table:table-cell office:value-type="string" calcext:value-type="string">
            <text:p>Stanislaus /Mieczkowski/ tenuta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istopherus /Radzynski/</text:p>
          </table:table-cell>
          <table:table-cell office:value-type="string" calcext:value-type="string">
            <text:p>Helena conju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30" calcext:value-type="float">
            <text:p>1699083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Ciesiel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auriga</text:p>
          </table:table-cell>
          <table:table-cell office:value-type="string" calcext:value-type="string">
            <text:p>Dorothea ancilla de au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902" calcext:value-type="float">
            <text:p>169909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Barbara uxor rec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2" calcext:value-type="float">
            <text:p>169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ndrea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rgruski/ braxator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/Posila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Pozdzieszek/ famulus de Piotrkowice</text:p>
          </table:table-cell>
          <table:table-cell office:value-type="string" calcext:value-type="string">
            <text:p>Marianna /Goral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Pozdzie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1" calcext:value-type="float">
            <text:p>16991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8" calcext:value-type="float">
            <text:p>1699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 /Duczk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29" calcext:value-type="float">
            <text:p>1699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pastor</text:p>
          </table:table-cell>
          <table:table-cell office:value-type="string" calcext:value-type="string">
            <text:p>Ann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110" calcext:value-type="float">
            <text:p>17000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ebastianus komornik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Żlotnicki/</text:p>
          </table:table-cell>
          <table:table-cell office:value-type="string" calcext:value-type="string">
            <text:p>Marianna uxor Alberti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223" calcext:value-type="float">
            <text:p>170002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molitor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6" calcext:value-type="float">
            <text:p>170003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reda/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Scholz/ rector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1" calcext:value-type="float">
            <text:p>170003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Rochus /Modlszewski/</text:p>
          </table:table-cell>
          <table:table-cell office:value-type="string" calcext:value-type="string">
            <text:p>Elizabeth /Kanl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8" calcext:value-type="float">
            <text:p>170003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 /Karpin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rzelski/</text:p>
          </table:table-cell>
          <table:table-cell office:value-type="string" calcext:value-type="string">
            <text:p>/Chrzastowska/ virgina consanguine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2" calcext:value-type="float">
            <text:p>1700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Owczarek/</text:p>
          </table:table-cell>
          <table:table-cell office:value-type="string" calcext:value-type="string">
            <text:p>Catharina /Piecho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8" calcext:value-type="float">
            <text:p>170004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komornik de Damasław</text:p>
          </table:table-cell>
          <table:table-cell office:value-type="string" calcext:value-type="string">
            <text:p>Marianna /Augusty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10" calcext:value-type="float">
            <text:p>1700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Armac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Sophia komornic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3" calcext:value-type="float">
            <text:p>170005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Owczare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9" calcext:value-type="float">
            <text:p>1700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Owcza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Jakubowski/ sartor</text:p>
          </table:table-cell>
          <table:table-cell office:value-type="string" calcext:value-type="string">
            <text:p>Reina /Takom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30" calcext:value-type="float">
            <text:p>170005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Nowak/ chalupnik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Piriderski/</text:p>
          </table:table-cell>
          <table:table-cell office:value-type="string" calcext:value-type="string">
            <text:p>Constantia /Pio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coctrix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Potrolnik/ de Międzylesie</text:p>
          </table:table-cell>
          <table:table-cell office:value-type="string" calcext:value-type="string">
            <text:p>Eva /Kmio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31" calcext:value-type="float">
            <text:p>1700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Potrułocznik/ mortuus es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Ev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Marianna /Gosci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6981102" calcext:value-type="float">
            <text:p>1698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ztukator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Goworzewski/</text:p>
          </table:table-cell>
          <table:table-cell office:value-type="string" calcext:value-type="string">
            <text:p>Catharina /Bele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Dobieszew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Gowasiewski/ hae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ventoslaus /Tomicki/ </text:p>
          </table:table-cell>
          <table:table-cell office:value-type="string" calcext:value-type="string">
            <text:p>Constantia consorte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famulus ovilioni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531" calcext:value-type="float">
            <text:p>1700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Pla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Rudzynski/ nobilis</text:p>
          </table:table-cell>
          <table:table-cell office:value-type="string" calcext:value-type="string">
            <text:p>Anna /Sław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Juncze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Owczarz/ de Juncewo</text:p>
          </table:table-cell>
          <table:table-cell office:value-type="string" calcext:value-type="string">
            <text:p>Agnes virgo sor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/Roliracio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124" calcext:value-type="float">
            <text:p>17010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Regina /Gwi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2" calcext:value-type="float">
            <text:p>170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Przygodz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virgo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3" calcext:value-type="float">
            <text:p>17010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Antonius</text:p>
          </table:table-cell>
          <table:table-cell office:value-type="string" calcext:value-type="string">
            <text:p>Stanislaus /Mieczkowski/ econom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consort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0" calcext:value-type="float">
            <text:p>17010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Sledzikow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 de Zrazim</text:p>
          </table:table-cell>
          <table:table-cell office:value-type="string" calcext:value-type="string">
            <text:p>Hedvigis /Mielc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3" calcext:value-type="float">
            <text:p>1701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Łuczyk/</text:p>
          </table:table-cell>
          <table:table-cell office:value-type="string" calcext:value-type="string">
            <text:p>Marianna /Kwaw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7" calcext:value-type="float">
            <text:p>170102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miowski/ nobilis illegitimate</text:p>
          </table:table-cell>
          <table:table-cell office:value-type="string" calcext:value-type="string">
            <text:p>Dorothea ancilla ex aul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/Woy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18" calcext:value-type="float">
            <text:p>1701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Hedvigis uxor Andreas /Mazur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25" calcext:value-type="float">
            <text:p>1701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famulus de Piotrkowice</text:p>
          </table:table-cell>
          <table:table-cell office:value-type="string" calcext:value-type="string">
            <text:p>Marianna /Tomkowa/ de Zarc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05" calcext:value-type="float">
            <text:p>170106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Vldrych/ vagabund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 de Juncewo</text:p>
          </table:table-cell>
          <table:table-cell office:value-type="string" calcext:value-type="string">
            <text:p>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19" calcext:value-type="float">
            <text:p>170106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Łuczak/ de Damasławek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824" calcext:value-type="float">
            <text:p>1701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04" calcext:value-type="float">
            <text:p>170109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garetha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21" calcext:value-type="float">
            <text:p>170109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Sophia ancilla de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11" calcext:value-type="float">
            <text:p>170111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21" calcext:value-type="float">
            <text:p>1701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Potrołocz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ephanus /Skol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tkow/ de Damasław</text:p>
          </table:table-cell>
          <table:table-cell office:value-type="string" calcext:value-type="string">
            <text:p>Anna /Moysczonka/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20" calcext:value-type="float">
            <text:p>17011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amulus </text:p>
          </table:table-cell>
          <table:table-cell office:value-type="string" calcext:value-type="string">
            <text:p>Cathari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20108" calcext:value-type="float">
            <text:p>1702010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s /Mnich/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16" calcext:value-type="float">
            <text:p>1702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Owczar/ de Damasław</text:p>
          </table:table-cell>
          <table:table-cell office:value-type="string" calcext:value-type="string">
            <text:p>Marianna /Rołwłoczniczka/ alias /Janowa/ de Śielec</text:p>
          </table:table-cell>
          <table:table-cell/>
          <table:table-cell office:value-type="string" calcext:value-type="string">
            <text:p>it looks to me like about two thirds of a page has been skipped after this entr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22" calcext:value-type="float">
            <text:p>1702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 Barbar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Nicolaus /Kosł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odliszews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 Dorothea</text:p>
          </table:table-cell>
          <table:table-cell office:value-type="string" calcext:value-type="string">
            <text:p>Nicolaus /Play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ventislaus /Tom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8" calcext:value-type="float">
            <text:p>170202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l /Owczarz/ de Damasław</text:p>
          </table:table-cell>
          <table:table-cell office:value-type="string" calcext:value-type="string">
            <text:p>An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amulus cmetonis de Piotrkowice</text:p>
          </table:table-cell>
          <table:table-cell office:value-type="string" calcext:value-type="string">
            <text:p>Catharina /Dambrowska/ uxor aurigae /Gwideli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hortulanus de Międzylesie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413" calcext:value-type="float">
            <text:p>1702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Z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508" calcext:value-type="float">
            <text:p>170205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Potrol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parobek</text:p>
          </table:table-cell>
          <table:table-cell office:value-type="string" calcext:value-type="string">
            <text:p>Cathari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04" calcext:value-type="float">
            <text:p>170206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Catharin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11" calcext:value-type="float">
            <text:p>170206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Marianna Agnes /Owczarka/ de Damasłą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09" calcext:value-type="float">
            <text:p>170206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19" calcext:value-type="float">
            <text:p>170206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polonia /Kar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Zmiiowski/ nobilis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9" calcext:value-type="float">
            <text:p>170206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ek/ de Piotrkowice</text:p>
          </table:table-cell>
          <table:table-cell office:value-type="string" calcext:value-type="string">
            <text:p>Catharina de Piotrkowice</text:p>
          </table:table-cell>
          <table:table-cell/>
          <table:table-cell office:value-type="string" calcext:value-type="string">
            <text:p>two copi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04" calcext:value-type="float">
            <text:p>170207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Cathari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Owczarek/ de Piotrkowice</text:p>
          </table:table-cell>
          <table:table-cell office:value-type="string" calcext:value-type="string">
            <text:p>Re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Owczarek/ de Dąbrowa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/Ured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25" calcext:value-type="float">
            <text:p>170207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/Rolwłocz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Owosarek/ de Śielec</text:p>
          </table:table-cell>
          <table:table-cell office:value-type="string" calcext:value-type="string">
            <text:p>Agnes ancilla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817" calcext:value-type="float">
            <text:p>1702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sartor</text:p>
          </table:table-cell>
          <table:table-cell office:value-type="string" calcext:value-type="string">
            <text:p>Catharina /Skot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912" calcext:value-type="float">
            <text:p>1702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ewska/ nobi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07" calcext:value-type="float">
            <text:p>1702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Owczarek/</text:p>
          </table:table-cell>
          <table:table-cell office:value-type="string" calcext:value-type="string">
            <text:p>Catharina /Brantown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 /Zmira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0" calcext:value-type="float">
            <text:p>170212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Rychalski/ nobilis</text:p>
          </table:table-cell>
          <table:table-cell office:value-type="string" calcext:value-type="string">
            <text:p>Marianna /Małach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3" calcext:value-type="float">
            <text:p>170212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Sophia /Kodwros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Sophia /Kozł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1" calcext:value-type="float">
            <text:p>1702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trzeleczak/ alias /Owczarek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30101" calcext:value-type="float">
            <text:p>17030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Garba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Kanowniczek/</text:p>
          </table:table-cell>
          <table:table-cell office:value-type="string" calcext:value-type="string">
            <text:p>Ev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1" calcext:value-type="float">
            <text:p>170302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/Reg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7" calcext:value-type="float">
            <text:p>170302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8" calcext:value-type="float">
            <text:p>17030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Uredy/ famulus</text:p>
          </table:table-cell>
          <table:table-cell office:value-type="string" calcext:value-type="string">
            <text:p>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28" calcext:value-type="float">
            <text:p>17030228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hristophorus tex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owska/ vidua nobilis</text:p>
          </table:table-cell>
          <table:table-cell/>
          <table:table-cell office:value-type="string" calcext:value-type="string">
            <text:p>textor = weav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04" calcext:value-type="float">
            <text:p>1703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Urbanski/ nobilis</text:p>
          </table:table-cell>
          <table:table-cell office:value-type="string" calcext:value-type="string">
            <text:p>/Sakowska/ virgo nobilis</text:p>
          </table:table-cell>
          <table:table-cell/>
          <table:table-cell office:value-type="string" calcext:value-type="string">
            <text:p>in a box with note 'N.? illegitimi thori hic puer'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gnatius /Ciesla/</text:p>
          </table:table-cell>
          <table:table-cell office:value-type="string" calcext:value-type="string">
            <text:p>Catharina /Woyk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Szczep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26" calcext:value-type="float">
            <text:p>170303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Spychała/</text:p>
          </table:table-cell>
          <table:table-cell office:value-type="string" calcext:value-type="string">
            <text:p>Regina /Owczarz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04" calcext:value-type="float">
            <text:p>170305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ędziora/ de Damasławek</text:p>
          </table:table-cell>
          <table:table-cell office:value-type="string" calcext:value-type="string">
            <text:p>Marianna uxor inquilinu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14" calcext:value-type="float">
            <text:p>1703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Mnich/ de Juncewo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31" calcext:value-type="float">
            <text:p>1703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 /Kozientkowna/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/Ur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624" calcext:value-type="float">
            <text:p>170306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iaszczyk/ de Juncewo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/Urban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18" calcext:value-type="float">
            <text:p>170309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Juncz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0916" calcext:value-type="float">
            <text:p>1703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/Jakubek/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Hady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16" calcext:value-type="float">
            <text:p>1703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Walkow/</text:p>
          </table:table-cell>
          <table:table-cell office:value-type="string" calcext:value-type="string">
            <text:p>Agnes /Owczar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3" calcext:value-type="float">
            <text:p>170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6" calcext:value-type="float">
            <text:p>170311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Kroyczak/</text:p>
          </table:table-cell>
          <table:table-cell office:value-type="string" calcext:value-type="string">
            <text:p>Marianna /Sewerin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25" calcext:value-type="float">
            <text:p>17031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/Wolowski/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09" calcext:value-type="float">
            <text:p>1703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10" calcext:value-type="float">
            <text:p>1703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Koładz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Piechola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106" calcext:value-type="float">
            <text:p>1704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03" calcext:value-type="float">
            <text:p>170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3" calcext:value-type="float">
            <text:p>1704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komorni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4" calcext:value-type="float">
            <text:p>1704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cek/ de Juncewo</text:p>
          </table:table-cell>
          <table:table-cell office:value-type="string" calcext:value-type="string">
            <text:p>Barbar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7" calcext:value-type="float">
            <text:p>17040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330" calcext:value-type="float">
            <text:p>170403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Catharina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virgo nobilis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oannes /Hy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Ursula /Walkow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24" calcext:value-type="float">
            <text:p>1704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młynarz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Regina /Kędzio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aurentius /Wał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roczewski/ nobilis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4" calcext:value-type="float">
            <text:p>170405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3" calcext:value-type="float">
            <text:p>170406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Lepi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5" calcext:value-type="float">
            <text:p>1704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/Skol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asows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22" calcext:value-type="float">
            <text:p>170406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Sewerynczak/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701" calcext:value-type="float">
            <text:p>170407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tan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Radzi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824" calcext:value-type="float">
            <text:p>1704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Now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Boredenski/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08" calcext:value-type="float">
            <text:p>170409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Przybyłowicz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Di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27" calcext:value-type="float">
            <text:p>170409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1010" calcext:value-type="float">
            <text:p>170410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Rolil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/Miecznik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02" calcext:value-type="float">
            <text:p>1704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 /Junczęw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29" calcext:value-type="float">
            <text:p>1704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famulus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10" calcext:value-type="float">
            <text:p>170412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Zepka/</text:p>
          </table:table-cell>
          <table:table-cell office:value-type="string" calcext:value-type="string">
            <text:p>Anna hospi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0" calcext:value-type="float">
            <text:p>1705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wnicki/ nobilis</text:p>
          </table:table-cell>
          <table:table-cell office:value-type="string" calcext:value-type="string">
            <text:p>Teressia /Os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Catharina /Owczar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19" calcext:value-type="float">
            <text:p>1705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Sophia /Gr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/Mieczwi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7" calcext:value-type="float">
            <text:p>1705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/Zabo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4" calcext:value-type="float">
            <text:p>1705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annes /Owczarka/ de Śielec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</text:p>
          </table:table-cell>
          <table:table-cell office:value-type="string" calcext:value-type="string">
            <text:p>Reg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aborowski/ nobilis</text:p>
          </table:table-cell>
          <table:table-cell office:value-type="string" calcext:value-type="string">
            <text:p>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16" calcext:value-type="float">
            <text:p>170506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Łu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2" calcext:value-type="float">
            <text:p>170506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Margareth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4" calcext:value-type="float">
            <text:p>170506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Su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01" calcext:value-type="float">
            <text:p>170503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 de Piotrkowice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Michael /Za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2" calcext:value-type="float">
            <text:p>170508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filius Valentini de Damasław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9" calcext:value-type="float">
            <text:p>170508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913" calcext:value-type="float">
            <text:p>170509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nna /Skot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ntoslaus /Tomicki/</text:p>
          </table:table-cell>
          <table:table-cell office:value-type="string" calcext:value-type="string">
            <text:p>Helena /Orz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1" calcext:value-type="float">
            <text:p>1705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bastian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3" calcext:value-type="float">
            <text:p>170511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us /Szabelink/</text:p>
          </table:table-cell>
          <table:table-cell office:value-type="string" calcext:value-type="string">
            <text:p>Luc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9" calcext:value-type="float">
            <text:p>1705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Armacik/</text:p>
          </table:table-cell>
          <table:table-cell office:value-type="string" calcext:value-type="string">
            <text:p>Marianna /Łakom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08" calcext:value-type="float">
            <text:p>1705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Regi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0" calcext:value-type="float">
            <text:p>170512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Marianna uxor Josephi sartoris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2" calcext:value-type="float">
            <text:p>17051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Hiacinth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Barbar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20" calcext:value-type="float">
            <text:p>17051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Potrulocz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Hedvig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03" calcext:value-type="float">
            <text:p>170601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Ev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Galwrowski/</text:p>
          </table:table-cell>
          <table:table-cell office:value-type="string" calcext:value-type="string">
            <text:p>Anna /Bele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Sophia /Grode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5" calcext:value-type="float">
            <text:p>1706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/Woznic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Jęch/ de Międzylesie</text:p>
          </table:table-cell>
          <table:table-cell office:value-type="string" calcext:value-type="string">
            <text:p>Mari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caupo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207" calcext:value-type="float">
            <text:p>1706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damus /Skota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ovilio de Obiecanowo</text:p>
          </table:table-cell>
          <table:table-cell office:value-type="string" calcext:value-type="string">
            <text:p>Eva de Kłodzi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1" calcext:value-type="float">
            <text:p>170604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de Piotrkowice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5" calcext:value-type="float">
            <text:p>170604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/Bruc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0" calcext:value-type="float">
            <text:p>170604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Godzian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1" calcext:value-type="float">
            <text:p>170604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25" calcext:value-type="float">
            <text:p>1706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/Zra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zer /Domagałka/</text:p>
          </table:table-cell>
          <table:table-cell office:value-type="string" calcext:value-type="string">
            <text:p>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rzow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Kadzszewski/</text:p>
          </table:table-cell>
          <table:table-cell office:value-type="string" calcext:value-type="string">
            <text:p>Hethis /Domaga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Pozarowski/ rector de Juncew</text:p>
          </table:table-cell>
          <table:table-cell office:value-type="string" calcext:value-type="string">
            <text:p>Cathar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15" calcext:value-type="float">
            <text:p>170605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Halupnik/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Petrus mendicus</text:p>
          </table:table-cell>
          <table:table-cell office:value-type="string" calcext:value-type="string">
            <text:p>Ursula /Roliracin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23" calcext:value-type="float">
            <text:p>1706052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Srz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an de Damasław</text:p>
          </table:table-cell>
          <table:table-cell office:value-type="string" calcext:value-type="string">
            <text:p>Agne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04" calcext:value-type="float">
            <text:p>170607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a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zik/</text:p>
          </table:table-cell>
          <table:table-cell office:value-type="string" calcext:value-type="string">
            <text:p>Catharina /Kw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Zapadowski/</text:p>
          </table:table-cell>
          <table:table-cell office:value-type="string" calcext:value-type="string">
            <text:p>Agnes /Placheczka/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9" calcext:value-type="float">
            <text:p>170607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Putrol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Pozorowski/ lector</text:p>
          </table:table-cell>
          <table:table-cell office:value-type="string" calcext:value-type="string">
            <text:p>Regina /Szymkowicz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Joannes /Bartos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zesczycki/</text:p>
          </table:table-cell>
          <table:table-cell office:value-type="string" calcext:value-type="string">
            <text:p>/Wasz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Kaczmarz/</text:p>
          </table:table-cell>
          <table:table-cell office:value-type="string" calcext:value-type="string">
            <text:p>Shantra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Cathari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10" calcext:value-type="float">
            <text:p>170608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Puseus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906" calcext:value-type="float">
            <text:p>1706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Matusz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parobek de Paryż</text:p>
          </table:table-cell>
          <table:table-cell office:value-type="string" calcext:value-type="string">
            <text:p>Marianna /Owczarzo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19" calcext:value-type="float">
            <text:p>170609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Catharina /Kw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1" calcext:value-type="float">
            <text:p>170609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2" calcext:value-type="float">
            <text:p>1706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Walęty mendicus</text:p>
          </table:table-cell>
          <table:table-cell office:value-type="string" calcext:value-type="string">
            <text:p>nutrix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6" calcext:value-type="float">
            <text:p>170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Putrolnik/ de Piotrkowice</text:p>
          </table:table-cell>
          <table:table-cell office:value-type="string" calcext:value-type="string">
            <text:p>Agnes mater familias de au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/Poporoziski/ can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107" calcext:value-type="float">
            <text:p>1706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imon /Junczew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uxor tabernatoris de Ż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0" calcext:value-type="float">
            <text:p>170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Jasinski/ vicaris de Juncewo</text:p>
          </table:table-cell>
          <table:table-cell office:value-type="string" calcext:value-type="string">
            <text:p>/Was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odzdziesczyk/ de Paryż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iphan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filia Severi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23" calcext:value-type="float">
            <text:p>170612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regori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gismundus /Przadalski/ de Piotrkowice</text:p>
          </table:table-cell>
          <table:table-cell office:value-type="string" calcext:value-type="string">
            <text:p>Catharina /Wal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61227" calcext:value-type="float">
            <text:p>17061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Roliradz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Ursu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03" calcext:value-type="float">
            <text:p>1707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Stephanus</text:p>
          </table:table-cell>
          <table:table-cell office:value-type="string" calcext:value-type="string">
            <text:p>/Wrobleiski/ nobil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Orelski/ de Dąbrowa</text:p>
          </table:table-cell>
          <table:table-cell office:value-type="string" calcext:value-type="string">
            <text:p>Constantia /Tomic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18" calcext:value-type="float">
            <text:p>17070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/Waszi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parobek</text:p>
          </table:table-cell>
          <table:table-cell office:value-type="string" calcext:value-type="string">
            <text:p>Sophia /Zagrodn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braxator</text:p>
          </table:table-cell>
          <table:table-cell office:value-type="string" calcext:value-type="string">
            <text:p>Ann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02" calcext:value-type="float">
            <text:p>1707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parobek ex taberna</text:p>
          </table:table-cell>
          <table:table-cell office:value-type="string" calcext:value-type="string">
            <text:p>Regina famula 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13" calcext:value-type="float">
            <text:p>170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tanislaus /Speciał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amulus a /Cheykuk/</text:p>
          </table:table-cell>
          <table:table-cell office:value-type="string" calcext:value-type="string">
            <text:p>Agnes ancilla komornic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6" calcext:value-type="float">
            <text:p>17070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 /Werek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braxator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parobek</text:p>
          </table:table-cell>
          <table:table-cell office:value-type="string" calcext:value-type="string">
            <text:p>Marianna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306" calcext:value-type="float">
            <text:p>1707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qua manet apud /Heyduk/</text:p>
          </table:table-cell>
          <table:table-cell office:value-type="string" calcext:value-type="string">
            <text:p>Joannes /Kruzek/ de Juncewo</text:p>
          </table:table-cell>
          <table:table-cell office:value-type="string" calcext:value-type="string">
            <text:p>/Armic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221" calcext:value-type="float">
            <text:p>1707022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obiernicka/</text:p>
          </table:table-cell>
          <table:table-cell office:value-type="string" calcext:value-type="string">
            <text:p>Joannes /Liszkowicz/ cantor de Juncewo</text:p>
          </table:table-cell>
          <table:table-cell office:value-type="string" calcext:value-type="string">
            <text:p>Magdalena 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lignifabe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Regi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it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filius ovilionis de Damasław</text:p>
          </table:table-cell>
          <table:table-cell office:value-type="string" calcext:value-type="string">
            <text:p>Barbara filia moli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20" calcext:value-type="float">
            <text:p>1707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Sawinski/ /Rymarz/</text:p>
          </table:table-cell>
          <table:table-cell office:value-type="string" calcext:value-type="string">
            <text:p>Margareth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03" calcext:value-type="float">
            <text:p>1707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us</text:p>
          </table:table-cell>
          <table:table-cell office:value-type="string" calcext:value-type="string">
            <text:p>Agnes ancilla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0" calcext:value-type="float">
            <text:p>170704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eyduk/ famulus de Międzylesie</text:p>
          </table:table-cell>
          <table:table-cell office:value-type="string" calcext:value-type="string">
            <text:p>Anna uxor ovilion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2" calcext:value-type="float">
            <text:p>170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rian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Casimirus /Lusor/</text:p>
          </table:table-cell>
          <table:table-cell office:value-type="string" calcext:value-type="string">
            <text:p>Catharina /Kabierniczka/ mater familias plebanal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4" calcext:value-type="float">
            <text:p>1707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Wal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7" calcext:value-type="float">
            <text:p>170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Putrolnik/ fed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1" calcext:value-type="float">
            <text:p>170705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 de Piotrkowice</text:p>
          </table:table-cell>
          <table:table-cell office:value-type="string" calcext:value-type="string">
            <text:p>Agnes /Putrolnisz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9" calcext:value-type="float">
            <text:p>1707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Putrolni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Putrolnik/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17" calcext:value-type="float">
            <text:p>1707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opitulara</text:p>
          </table:table-cell>
          <table:table-cell office:value-type="string" calcext:value-type="string">
            <text:p>Joannes /Ladkiewicz/ cantor de Juncewo</text:p>
          </table:table-cell>
          <table:table-cell office:value-type="string" calcext:value-type="string">
            <text:p>Hethris filia maritata chmotonis /Hadel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22" calcext:value-type="float">
            <text:p>1707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Catharina /Malanka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5" calcext:value-type="float">
            <text:p>170705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Agnes virgo de aula Piotrkowi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8" calcext:value-type="float">
            <text:p>170705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Kus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famulus de taberna</text:p>
          </table:table-cell>
          <table:table-cell office:value-type="string" calcext:value-type="string">
            <text:p>Marianna filia taberna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27" calcext:value-type="float">
            <text:p>1707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3" calcext:value-type="float">
            <text:p>1707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/Armat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de Bynenice</text:p>
          </table:table-cell>
          <table:table-cell office:value-type="string" calcext:value-type="string">
            <text:p>Regina /Zagrodnicka/ de Włosm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4" calcext:value-type="float">
            <text:p>170707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gnes /Plachecka/ virgo de aula Damasła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7" calcext:value-type="float">
            <text:p>170707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rganari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922" calcext:value-type="float">
            <text:p>1707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Regina /Kurz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09" calcext:value-type="float">
            <text:p>170710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sephus /Putrol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Chałupnik/ de Nadborowo</text:p>
          </table:table-cell>
          <table:table-cell office:value-type="string" calcext:value-type="string">
            <text:p>Elizabeth /Owczark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18" calcext:value-type="float">
            <text:p>1707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dczyk/ de Damasław</text:p>
          </table:table-cell>
          <table:table-cell office:value-type="string" calcext:value-type="string">
            <text:p>Eva /Dyaszczy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22" calcext:value-type="float">
            <text:p>170710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Marianna /Krawcowa/ alias /Wdyczichowa/ komornic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30" calcext:value-type="float">
            <text:p>170710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ranciscus /Podziesczyk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parobek de Piotrkowice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07" calcext:value-type="float">
            <text:p>1707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komornica</text:p>
          </table:table-cell>
          <table:table-cell office:value-type="string" calcext:value-type="string">
            <text:p>Laurentius filius ovilionis Mathias de Juncewo</text:p>
          </table:table-cell>
          <table:table-cell office:value-type="string" calcext:value-type="string">
            <text:p>Eva /Hadel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11" calcext:value-type="float">
            <text:p>1707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ovilio famulens apud chmethonem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ens apud tabernatorum in Juncewo</text:p>
          </table:table-cell>
          <table:table-cell office:value-type="string" calcext:value-type="string">
            <text:p>Marianna filia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30" calcext:value-type="float">
            <text:p>1707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Ursula /Roliradczanka/</text:p>
          </table:table-cell>
          <table:table-cell office:value-type="string" calcext:value-type="string">
            <text:p>Blasius ovilio 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06" calcext:value-type="float">
            <text:p>170712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Rymarz/ alias /Saw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iebel/ miles Sueticus</text:p>
          </table:table-cell>
          <table:table-cell office:value-type="string" calcext:value-type="string">
            <text:p>Helena /Kielanowska/ virgo de aula Junce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/Owczarek/</text:p>
          </table:table-cell>
          <table:table-cell office:value-type="string" calcext:value-type="string">
            <text:p>Anna komornica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8" calcext:value-type="float">
            <text:p>1707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imon /Putrołocznik/ alias /Wią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ther/ miles Suetic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21" calcext:value-type="float">
            <text:p>17071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Vih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kabowski/ organarius de Juncewo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Kania/</text:p>
          </table:table-cell>
          <table:table-cell office:value-type="string" calcext:value-type="string">
            <text:p>Jacobus filius ovilionis de Piotrkowice</text:p>
          </table:table-cell>
          <table:table-cell office:value-type="string" calcext:value-type="string">
            <text:p>Marianna /Oniesatowa/ de aula Obiec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an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ans apud /Szdiradczyk/ in Damasław</text:p>
          </table:table-cell>
          <table:table-cell office:value-type="string" calcext:value-type="string">
            <text:p>Marianna /Sewerynia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5" calcext:value-type="float">
            <text:p>1708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Anna /Rądczonka/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/Spycha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7" calcext:value-type="float">
            <text:p>1708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nna /Chałupnic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9" calcext:value-type="float">
            <text:p>1708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ur/ colo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 apud Andreas /Mnich/ in Juncewo</text:p>
          </table:table-cell>
          <table:table-cell office:value-type="string" calcext:value-type="string">
            <text:p>Regina /Radszan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421" calcext:value-type="float">
            <text:p>1708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kubiszanka/ famula apud /Simek/</text:p>
          </table:table-cell>
          <table:table-cell office:value-type="string" calcext:value-type="string">
            <text:p>Stanislaus famulus in plebnati</text:p>
          </table:table-cell>
          <table:table-cell office:value-type="string" calcext:value-type="string">
            <text:p>Eva uxor Michaelis famulus in aula Piotrkowic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08" calcext:value-type="float">
            <text:p>170805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Sophia</text:p>
          </table:table-cell>
          <table:table-cell office:value-type="string" calcext:value-type="string">
            <text:p>Mszislaus /Łak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wietoslaus /Tomicki/ de Śielec</text:p>
          </table:table-cell>
          <table:table-cell office:value-type="string" calcext:value-type="string">
            <text:p>Sophia /Kurczew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Margaretha /Mr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etrus /Mielc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Vszikowski/ de Juncewo</text:p>
          </table:table-cell>
          <table:table-cell office:value-type="string" calcext:value-type="string">
            <text:p>Marianna /Armacik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604" calcext:value-type="float">
            <text:p>1708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Spychała/ taberna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Laurentius filius Mathiae ovilionis</text:p>
          </table:table-cell>
          <table:table-cell office:value-type="string" calcext:value-type="string">
            <text:p>Hedvigis /Spychalin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5" calcext:value-type="float">
            <text:p>1708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Marianna /Łakinska/ possessor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8" calcext:value-type="float">
            <text:p>170807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Anna /Be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29" calcext:value-type="float">
            <text:p>170807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tabernator de Juncewo</text:p>
          </table:table-cell>
          <table:table-cell office:value-type="string" calcext:value-type="string">
            <text:p>Marianna /Tay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15" calcext:value-type="float">
            <text:p>1708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tholomeus /Armac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30" calcext:value-type="float">
            <text:p>170808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famulantis Albertus /Pogoda/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/Kraicz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Budszieszal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Boinczewo</text:p>
          </table:table-cell>
          <table:table-cell office:value-type="string" calcext:value-type="string">
            <text:p>Agnes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Agnes ancilla commorans apud Zeph in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filius ovilionis de Juncewo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0930" calcext:value-type="float">
            <text:p>170809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Michael /Orzelski/ de Dąbrowa</text:p>
          </table:table-cell>
          <table:table-cell office:value-type="string" calcext:value-type="string">
            <text:p>Constantia /Tomicka/ de Śielec</text:p>
          </table:table-cell>
          <table:table-cell/>
          <table:table-cell office:value-type="string" calcext:value-type="string">
            <text:p>location given as Silec de Aula; child has two names but second is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0" calcext:value-type="float">
            <text:p>17081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Michael</text:p>
          </table:table-cell>
          <table:table-cell office:value-type="string" calcext:value-type="string">
            <text:p>Adamus /Wroblen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Kartubonski/</text:p>
          </table:table-cell>
          <table:table-cell office:value-type="string" calcext:value-type="string">
            <text:p>Helena /Łuczynska/ de Damasławek</text:p>
          </table:table-cell>
          <table:table-cell/>
          <table:table-cell office:value-type="string" calcext:value-type="string">
            <text:p>location given as Dwor Piotrkowic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4" calcext:value-type="float">
            <text:p>1708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Zofia /Smolecka/ de aula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9" calcext:value-type="float">
            <text:p>1708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Matu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uxor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16" calcext:value-type="float">
            <text:p>1708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sa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Catharina /Jeros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Chad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Juncewo</text:p>
          </table:table-cell>
          <table:table-cell office:value-type="string" calcext:value-type="string">
            <text:p>Eva /J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faber</text:p>
          </table:table-cell>
          <table:table-cell office:value-type="string" calcext:value-type="string">
            <text:p>Catharina /Sczep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Matuszek/ famul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Wroblenski/</text:p>
          </table:table-cell>
          <table:table-cell office:value-type="string" calcext:value-type="string">
            <text:p>Barbara /Wrobl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118" calcext:value-type="float">
            <text:p>17081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Catharina /Przygod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02" calcext:value-type="float">
            <text:p>170812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Rolirac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Catharina /Ry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Stascz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/Szwer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07" calcext:value-type="float">
            <text:p>17090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 /Janu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Anna /Bielska/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15" calcext:value-type="float">
            <text:p>170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 mał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/Armacik/ de Dąbrowa</text:p>
          </table:table-cell>
          <table:table-cell office:value-type="string" calcext:value-type="string">
            <text:p>Marianna /Kaczmarka/ de Z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20" calcext:value-type="float">
            <text:p>1709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2" calcext:value-type="float">
            <text:p>1709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ebastianus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5" calcext:value-type="float">
            <text:p>170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ąbrowa</text:p>
          </table:table-cell>
          <table:table-cell office:value-type="string" calcext:value-type="string">
            <text:p>Barbara /Łakomianka/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13" calcext:value-type="float">
            <text:p>1709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 /Mro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24" calcext:value-type="float">
            <text:p>1709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ohari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Margaretha /Rolirad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17" calcext:value-type="float">
            <text:p>1709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ozn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Lozaiowski/</text:p>
          </table:table-cell>
          <table:table-cell office:value-type="string" calcext:value-type="string">
            <text:p>Marianna /Łakom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oziel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de Starężyn</text:p>
          </table:table-cell>
          <table:table-cell office:value-type="string" calcext:value-type="string">
            <text:p>Regina /Rą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09" calcext:value-type="float">
            <text:p>170906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ver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akowski/ de Juncewo</text:p>
          </table:table-cell>
          <table:table-cell office:value-type="string" calcext:value-type="string">
            <text:p>Marianna de Śielec</text:p>
          </table:table-cell>
          <table:table-cell/>
          <table:table-cell office:value-type="string" calcext:value-type="string">
            <text:p>dnica 3tia post pentecoste = 3 weeks af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30" calcext:value-type="float">
            <text:p>1709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707" calcext:value-type="float">
            <text:p>170907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Wacinski/</text:p>
          </table:table-cell>
          <table:table-cell office:value-type="string" calcext:value-type="string">
            <text:p>Regina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Karpinski/</text:p>
          </table:table-cell>
          <table:table-cell office:value-type="string" calcext:value-type="string">
            <text:p>Barbara ancilla de Dąbrowa</text:p>
          </table:table-cell>
          <table:table-cell/>
          <table:table-cell office:value-type="string" calcext:value-type="string">
            <text:p>dnica 12 post pentecoste 11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Thomas hortulanus</text:p>
          </table:table-cell>
          <table:table-cell/>
          <table:table-cell office:value-type="string" calcext:value-type="string">
            <text:p>Cathari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Sophia ancilla de Damasławek</text:p>
          </table:table-cell>
          <table:table-cell/>
          <table:table-cell office:value-type="string" calcext:value-type="string">
            <text:p>13 dominica post pentecosti 18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14 post pentecoste 1709 die 25 august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2" calcext:value-type="float">
            <text:p>170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Ratay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Anna ancilla de Dąbrowa</text:p>
          </table:table-cell>
          <table:table-cell/>
          <table:table-cell office:value-type="string" calcext:value-type="string">
            <text:p>dnica 18 post pentecoste = 18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illegible de Starężyn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eadem dnica which is 19 weeks post pentecoste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Regina /Hałupnika/</text:p>
          </table:table-cell>
          <table:table-cell/>
          <table:table-cell office:value-type="string" calcext:value-type="string">
            <text:p>dnica 19 post pentecoste = 19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06" calcext:value-type="float">
            <text:p>1709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/Wolska/ deustissa de Juncewo</text:p>
          </table:table-cell>
          <table:table-cell/>
          <table:table-cell office:value-type="string" calcext:value-type="string">
            <text:p>dnica 20ma post pentecoste = 20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Cunegunda /Kucinska/ virgo nobilis de Damasławek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Bakalarz/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Hedvigis /Spychalina/ de Juncewo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27" calcext:value-type="float">
            <text:p>170910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Marianna /Owczarzowna de Piotrkowice</text:p>
          </table:table-cell>
          <table:table-cell/>
          <table:table-cell office:value-type="string" calcext:value-type="string">
            <text:p>dnica 23 post pentecoste = 23 weeks after pentecost; penta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110" calcext:value-type="float">
            <text:p>1709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ferrifaber de Damasław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25 post pentecoste = 25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aczm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lbertus /Kaczmarz/</text:p>
          </table:table-cell>
          <table:table-cell office:value-type="string" calcext:value-type="string">
            <text:p>Margaretha de Juncewo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Owczarzek/</text:p>
          </table:table-cell>
          <table:table-cell office:value-type="string" calcext:value-type="string">
            <text:p>Barbara /Owczarka/ de Dąbrowa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213" calcext:value-type="float">
            <text:p>1710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 Damasław</text:p>
          </table:table-cell>
          <table:table-cell office:value-type="string" calcext:value-type="string">
            <text:p>Barbara de Piotrkowice</text:p>
          </table:table-cell>
          <table:table-cell/>
          <table:table-cell office:value-type="string" calcext:value-type="string">
            <text:p>dnica sexagesimus = dominica sexagesima; 17100216 is 63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315" calcext:value-type="float">
            <text:p>1710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Anna /Błachowa/ de Damasław</text:p>
          </table:table-cell>
          <table:table-cell/>
          <table:table-cell office:value-type="string" calcext:value-type="string">
            <text:p>6ta post dnica 2da quadragesima = 6 after the sunday 42 days to easter; easter is 17100420 and 17100309 is 42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/>
          <table:table-cell office:value-type="string" calcext:value-type="string">
            <text:p>dnica passionis = dominica passionis; easter sunda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00" calcext:value-type="float">
            <text:p>1711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19" calcext:value-type="float">
            <text:p>1711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Barbara ovilioni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00" calcext:value-type="float">
            <text:p>171107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Skarbinski/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12" calcext:value-type="float">
            <text:p>1711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 /Pozoroski/ bacalaureus ecclesiae</text:p>
          </table:table-cell>
          <table:table-cell office:value-type="string" calcext:value-type="string">
            <text:p>Ursula /Kedzi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926" calcext:value-type="float">
            <text:p>171109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caupo de Damasławek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06" calcext:value-type="float">
            <text:p>172601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/00/0000</text:date>, <text:time style:data-style-name="N2" text:time-value="12:13:11.558439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09:54:48.938000000</meta:creation-date>
    <meta:generator>LibreOffice/7.3.1.3$MacOSX_AARCH64 LibreOffice_project/a69ca51ded25f3eefd52d7bf9a5fad8c90b87951</meta:generator>
    <dc:date>2022-07-17T16:16:35.485627246</dc:date>
    <meta:editing-duration>P2DT4H15M5S</meta:editing-duration>
    <meta:editing-cycles>1236</meta:editing-cycles>
    <meta:document-statistic meta:table-count="1" meta:cell-count="12103" meta:object-count="0"/>
  </office:meta>
</office:document-meta>
</file>